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Fuente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Precios</text:p>
          </table:table-cell>
          <table:table-cell office:value-type="string" calcext:value-type="string">
            <text:p>per capita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/>
          <table:table-cell office:value-type="string" calcext:value-type="string">
            <text:p>FMI</text:p>
          </table:table-cell>
          <table:table-cell office:value-type="string" calcext:value-type="string">
            <text:p>pibf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orrientes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WB</text:p>
          </table:table-cell>
          <table:table-cell office:value-type="string" calcext:value-type="string">
            <text:p>pib</text:p>
          </table:table-cell>
          <table:table-cell office:value-type="string" calcext:value-type="string">
            <text:p>us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WB</text:p>
          </table:table-cell>
          <table:table-cell office:value-type="string" calcext:value-type="string">
            <text:p>pibpc</text:p>
          </table:table-cell>
          <table:table-cell office:value-type="string" calcext:value-type="string">
            <text:p>usd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WB</text:p>
          </table:table-cell>
          <table:table-cell office:value-type="string" calcext:value-type="string">
            <text:p>gdpcu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orrientes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WB</text:p>
          </table:table-cell>
          <table:table-cell office:value-type="string" calcext:value-type="string">
            <text:p>gdp10us</text:p>
          </table:table-cell>
          <table:table-cell office:value-type="string" calcext:value-type="string">
            <text:p>usd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WB</text:p>
          </table:table-cell>
          <table:table-cell office:value-type="string" calcext:value-type="string">
            <text:p>gdpclc</text:p>
          </table:table-cell>
          <table:table-cell office:value-type="string" calcext:value-type="string">
            <text:p>mxn</text:p>
          </table:table-cell>
          <table:table-cell office:value-type="string" calcext:value-type="string">
            <text:p>corrientes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WB</text:p>
          </table:table-cell>
          <table:table-cell office:value-type="string" calcext:value-type="string">
            <text:p>gdp10lc</text:p>
          </table:table-cell>
          <table:table-cell office:value-type="string" calcext:value-type="string">
            <text:p>mxn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xc</text:p>
          </table:table-cell>
          <table:table-cell office:value-type="string" calcext:value-type="string">
            <text:p>mxn</text:p>
          </table:table-cell>
          <table:table-cell office:value-type="string" calcext:value-type="string">
            <text:p>corrien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x2010</text:p>
          </table:table-cell>
          <table:table-cell office:value-type="string" calcext:value-type="string">
            <text:p>usd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fmxn</text:p>
          </table:table-cell>
          <table:table-cell/>
          <table:table-cell office:value-type="string" calcext:value-type="string">
            <text:p>corrien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fusd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[.C9]&amp;&quot;_pc&quot;" office:value-type="string" office:string-value="gdpcus_pc" calcext:value-type="string">
            <text:p>gdpcus_pc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]&amp;&quot;_pc&quot;" office:value-type="string" office:string-value="gdp10us_pc" calcext:value-type="string">
            <text:p>gdp10us_pc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]&amp;&quot;_pc&quot;" office:value-type="string" office:string-value="gdpclc_pc" calcext:value-type="string">
            <text:p>gdpclc_pc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]&amp;&quot;_pc&quot;" office:value-type="string" office:string-value="gdp10lc_pc" calcext:value-type="string">
            <text:p>gdp10lc_pc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 style:data-style-name="N2" text:time-value="18:06:57.6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0T17:00:43.839000000</meta:creation-date>
    <dc:date>2020-09-10T17:21:58.673000000</dc:date>
    <meta:editing-duration>PT13M12S</meta:editing-duration>
    <meta:editing-cycles>12</meta:editing-cycles>
    <meta:generator>LibreOffice/7.0.0.3$Windows_X86_64 LibreOffice_project/8061b3e9204bef6b321a21033174034a5e2ea88e</meta:generator>
    <dc:creator>Sergio Gomez</dc:creator>
    <meta:document-statistic meta:table-count="1" meta:cell-count="62" meta:object-count="0"/>
  </office:meta>
</office:document-meta>
</file>